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2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p</text:p>
          </table:table-cell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ss</text:p>
            <draw:frame table:end-cell-address="Sheet1.L23" table:end-x="0.0268in" table:end-y="0.0457in" draw:z-index="1" draw:style-name="gr1" draw:text-style-name="P1" svg:width="6.2988in" svg:height="3.5374in" svg:x="1.0181in" svg:y="0.0394in">
              <draw:object draw:notify-on-update-of-ranges="Sheet1.A2:Sheet1.A6 Sheet1.E1:Sheet1.E1 Sheet1.E2:Sheet1.E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2]/[.A2]-1 + 11*LOG([.A2];2)" office:value-type="float" office:value="255">
            <text:p>255</text:p>
          </table:table-cell>
          <table:table-cell table:style-name="ce1" table:formula="of:=([.A2]*[.B2]) / ([.C2])" office:value-type="float" office:value="1.00392156862745">
            <text:p>1.00</text:p>
          </table:table-cell>
          <table:table-cell table:formula="of:=255 / ([.A2]*[.C2])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3]/[.A3]-1 + 11*LOG([.A3];2)" office:value-type="float" office:value="85">
            <text:p>85</text:p>
          </table:table-cell>
          <table:table-cell table:style-name="ce1" table:formula="of:=([.A3]*[.B3]) / ([.C3])" office:value-type="float" office:value="12.0470588235294">
            <text:p>12.05</text:p>
          </table:table-cell>
          <table:table-cell table:formula="of:=255 / ([.A3]*[.C3])" office:value-type="float" office:value="0.75">
            <text:p>0.7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4]/[.A4]-1 + 11*LOG([.A4];2)" office:value-type="float" office:value="59">
            <text:p>59</text:p>
          </table:table-cell>
          <table:table-cell table:style-name="ce1" table:formula="of:=([.A4]*[.B4]) / ([.C4])" office:value-type="float" office:value="69.4237288135593">
            <text:p>69.42</text:p>
          </table:table-cell>
          <table:table-cell table:formula="of:=255 / ([.A4]*[.C4])" office:value-type="float" office:value="0.270127118644068">
            <text:p>0.270127118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5]/[.A5]-1 + 11*LOG([.A5];2)" office:value-type="float" office:value="69">
            <text:p>69</text:p>
          </table:table-cell>
          <table:table-cell table:style-name="ce1" table:formula="of:=([.A5]*[.B5]) / ([.C5])" office:value-type="float" office:value="237.449275362319">
            <text:p>237.45</text:p>
          </table:table-cell>
          <table:table-cell table:formula="of:=255 / ([.A5]*[.C5])" office:value-type="float" office:value="0.0577445652173913">
            <text:p>0.0577445652</text:p>
          </table:table-cell>
        </table:table-row>
        <table:table-row table:style-name="ro2">
          <table:table-cell table:number-columns-repeated="2" office:value-type="float" office:value="256">
            <text:p>256</text:p>
          </table:table-cell>
          <table:table-cell table:formula="of:=[.B6]/[.A6]-1 + 11*LOG([.A6];2)" office:value-type="float" office:value="88">
            <text:p>88</text:p>
          </table:table-cell>
          <table:table-cell table:style-name="ce1" table:formula="of:=([.A6]*[.B6]) / ([.C6])" office:value-type="float" office:value="744.727272727273">
            <text:p>744.73</text:p>
          </table:table-cell>
          <table:table-cell table:formula="of:=255 / ([.A6]*[.C6])" office:value-type="float" office:value="0.0113192471590909">
            <text:p>0.0113192472</text:p>
          </table:table-cell>
        </table:table-row>
        <table:table-row table:style-name="ro2" table:number-rows-repeated="24">
          <table:table-cell table:number-columns-repeated="5"/>
        </table:table-row>
        <table:table-row table:style-name="ro2">
          <table:table-cell>
            <draw:frame table:end-cell-address="Sheet1.H53" table:end-x="0.0878in" table:end-y="0.0992in" draw:z-index="0" draw:style-name="gr1" draw:text-style-name="P1" svg:width="6.2988in" svg:height="3.5429in" svg:x="0.1898in" svg:y="0.0878in">
              <draw:object draw:notify-on-update-of-ranges="Sheet1.A2:Sheet1.A6 Sheet1.D1:Sheet1.D1 Sheet1.D2:Sheet1.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5">03/05/2013</text:date>, <text:time>22:1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Reese</meta:initial-creator>
    <meta:creation-date>2013-03-05T21:02:21</meta:creation-date>
    <dc:date>2013-03-05T22:14:57</dc:date>
    <dc:creator>Josh Reese</dc:creator>
    <meta:editing-duration>PT1H8M51S</meta:editing-duration>
    <meta:editing-cycles>2</meta:editing-cycles>
    <meta:generator>OpenOffice.org/3.4.1$Unix OpenOffice.org_project/341m1$Build-9593</meta:generator>
    <meta:document-statistic meta:table-count="3" meta:cell-count="3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5cm" svg:y="0.315cm" chart:style-name="ch2">
          <text:p>Scaled Speedup</text:p>
        </chart:title>
        <chart:plot-area chart:style-name="ch3" table:cell-range-address="Sheet1.A2:Sheet1.A6 Sheet1.D1:Sheet1.D6" chart:data-source-has-labels="both" svg:x="1.318cm" svg:y="1.644cm" svg:width="14.042cm" svg:height="6.208cm">
          <chartooo:coordinate-region svg:x="2.638cm" svg:y="1.834cm" svg:width="12.431cm" svg:height="5.389cm"/>
          <chart:axis chart:dimension="x" chart:name="primary-x" chart:style-name="ch4" chartooo:axis-type="auto">
            <chartooo:date-scale/>
            <chart:title svg:x="8.193cm" svg:y="8.033cm" chart:style-name="ch5">
              <text:p>p</text:p>
            </chart:title>
            <chart:categories table:cell-range-address="Sheet1.A2:Sheet1.A6"/>
          </chart:axis>
          <chart:axis chart:dimension="y" chart:name="primary-y" chart:style-name="ch6">
            <chart:title svg:x="0.451cm" svg:y="5.151cm" chart:style-name="ch7">
              <text:p>Time</text:p>
            </chart:title>
            <chart:grid chart:style-name="ch8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1.00392156862745">
                <text:p>1.00392156862745</text:p>
                <draw:g>
                  <svg:desc>Sheet1.D2:Sheet1.D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0470588235294">
                <text:p>12.04705882352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9.4237288135593">
                <text:p>69.423728813559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37.449275362319">
                <text:p>237.44927536231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44.727272727273">
                <text:p>744.72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6cm" xlink:href=".." xlink:type="simple" chart:class="chart:line" chart:style-name="ch1">
        <chart:title svg:x="7.003cm" svg:y="0.314cm" chart:style-name="ch2">
          <text:p>Speedup</text:p>
        </chart:title>
        <chart:plot-area chart:style-name="ch3" table:cell-range-address="Sheet1.A2:Sheet1.A6 Sheet1.E1:Sheet1.E6" chart:data-source-has-labels="both" svg:x="1.318cm" svg:y="1.64cm" svg:width="14.042cm" svg:height="6.199cm">
          <chartooo:coordinate-region svg:x="2.059cm" svg:y="1.831cm" svg:width="13.01cm" svg:height="5.379cm"/>
          <chart:axis chart:dimension="x" chart:name="primary-x" chart:style-name="ch4" chartooo:axis-type="auto">
            <chartooo:date-scale/>
            <chart:title svg:x="8.193cm" svg:y="8.019cm" chart:style-name="ch5">
              <text:p>p</text:p>
            </chart:title>
            <chart:categories table:cell-range-address="Sheet1.A2:Sheet1.A6"/>
          </chart:axis>
          <chart:axis chart:dimension="y" chart:name="primary-y" chart:style-name="ch4">
            <chart:title svg:x="0.451cm" svg:y="5.142cm" chart:style-name="ch6">
              <text:p>Time</text:p>
            </chart:title>
            <chart:grid chart:style-name="ch7" chart:class="major"/>
          </chart:axis>
          <chart:series chart:style-name="ch8" chart:values-cell-range-address="Sheet1.E2:Sheet1.E6" chart:label-cell-address="Sheet1.E1:Sheet1.E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0127118644068">
                <text:p>0.2701271186440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77445652173913">
                <text:p>0.05774456521739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13192471590909">
                <text:p>0.0113192471590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